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4e1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e4e1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5154c4" officeooo:paragraph-rsid="001e4e1e"/>
    </style:style>
    <style:style style:name="P4" style:family="paragraph" style:parent-style-name="Standard">
      <style:paragraph-properties fo:text-align="center" style:justify-single-word="false"/>
      <style:text-properties officeooo:rsid="0011fb96" officeooo:paragraph-rsid="001e4e1e"/>
    </style:style>
    <style:style style:name="P5" style:family="paragraph" style:parent-style-name="Standard">
      <style:paragraph-properties fo:text-align="center" style:justify-single-word="false"/>
      <style:text-properties fo:font-size="44pt" officeooo:rsid="0011fb96" officeooo:paragraph-rsid="001e4e1e" style:font-size-asian="44pt" style:font-size-complex="44pt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1">
      <style:text-properties officeooo:paragraph-rsid="0033b27d"/>
    </style:style>
    <style:style style:name="P8" style:family="paragraph" style:parent-style-name="Standard">
      <style:paragraph-properties fo:text-align="center" style:justify-single-word="false"/>
      <style:text-properties fo:font-size="44pt" officeooo:rsid="000638be" officeooo:paragraph-rsid="00204bed" style:font-size-asian="44pt" style:font-size-complex="44pt"/>
    </style:style>
    <style:style style:name="P9" style:family="paragraph" style:parent-style-name="Standard">
      <style:paragraph-properties fo:text-align="justify" style:justify-single-word="false"/>
      <style:text-properties officeooo:rsid="0011fb96" officeooo:paragraph-rsid="001e4e1e"/>
    </style:style>
    <style:style style:name="P10" style:family="paragraph" style:parent-style-name="Text_20_body">
      <style:text-properties officeooo:paragraph-rsid="0027cc11"/>
    </style:style>
    <style:style style:name="P11" style:family="paragraph" style:parent-style-name="Title">
      <style:paragraph-properties fo:text-align="center" style:justify-single-word="false"/>
    </style:style>
    <style:style style:name="T1" style:family="text">
      <style:text-properties fo:font-weight="bold" officeooo:rsid="0011fb96" style:font-weight-asian="bold" style:font-weight-complex="bold"/>
    </style:style>
    <style:style style:name="T2" style:family="text">
      <style:text-properties fo:font-weight="bold" officeooo:rsid="00204bed" style:font-weight-asian="bold" style:font-weight-complex="bold"/>
    </style:style>
    <style:style style:name="T3" style:family="text">
      <style:text-properties officeooo:rsid="0003cf7f"/>
    </style:style>
    <style:style style:name="T4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44pt" officeooo:rsid="000638be" style:font-size-asian="44pt" style:font-size-complex="44pt"/>
    </style:style>
    <style:style style:name="T8" style:family="text">
      <style:text-properties fo:font-size="44pt" officeooo:rsid="00235e95" style:font-size-asian="44pt" style:font-size-complex="44pt"/>
    </style:style>
    <style:style style:name="T9" style:family="text">
      <style:text-properties officeooo:rsid="00254e1d"/>
    </style:style>
    <style:style style:name="T10" style:family="text">
      <style:text-properties officeooo:rsid="00291f10"/>
    </style:style>
    <style:style style:name="T11" style:family="text">
      <style:text-properties officeooo:rsid="002ad536"/>
    </style:style>
    <style:style style:name="T12" style:family="text">
      <style:text-properties officeooo:rsid="002c8f23"/>
    </style:style>
    <style:style style:name="T13" style:family="text">
      <style:text-properties officeooo:rsid="002da5f7"/>
    </style:style>
    <style:style style:name="T14" style:family="text">
      <style:text-properties officeooo:rsid="002e6502"/>
    </style:style>
    <style:style style:name="T15" style:family="text">
      <style:text-properties officeooo:rsid="002ffdc1"/>
    </style:style>
    <style:style style:name="T16" style:family="text">
      <style:text-properties officeooo:rsid="0030ca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FEDERAL DE RORAIMA</text:p>
      <text:p text:style-name="P2">DISCIPLINA <text:span text:style-name="T3">CONSTRUÇÃO DE</text:span> <text:span text:style-name="T3">COMPILADORES</text:span></text:p>
      <text:p text:style-name="P1"><text:span text:style-name="T4">PROF.: </text:span><text:span text:style-name="T5">DR.</text:span><text:span text:style-name="T4"> </text:span><text:span text:style-name="T5">LUCIANO FERREIRA</text:span></text:p>
      <text:p text:style-name="P2">ALUNO: FELIPE DERKIAN DE SOUSA FREITAS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8"/>
      <text:p text:style-name="P8"/>
      <text:p text:style-name="P11"><text:span text:style-name="T8">ATIVIDADE - </text:span><text:span text:style-name="T7">S</text:span><text:span text:style-name="T6">LIDE 6</text:span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BOA VISTA, </text:span><text:span text:style-name="T2">05</text:span><text:span text:style-name="T1"> DE </text:span><text:span text:style-name="T2">OUTUBRO</text:span><text:span text:style-name="T1"> DE 2020</text:span></text:p>
      <text:h text:style-name="P6" text:outline-level="1">1. Proponha 4 tipos de linguagens regulares não-ambíguas;</text:h>
      <text:p text:style-name="Text_20_body"/>
      <text:p text:style-name="Text_20_body">a) L<text:span text:style-name="T11">1</text:span> = { w | w é um número inteiro } </text:p>
      <text:p text:style-name="P10"><text:span text:style-name="T10">b</text:span>) L<text:span text:style-name="T11">2</text:span> = { w | w é um número <text:span text:style-name="T12">decimal</text:span>} </text:p>
      <text:p text:style-name="P10"><text:span text:style-name="T10">c</text:span>) L<text:span text:style-name="T11">3</text:span> = { w | w é <text:span text:style-name="T13">corresponde </text:span><text:span text:style-name="T14">a string</text:span><text:span text:style-name="T13"> </text:span><text:span text:style-name="T15">com padrão de</text:span><text:span text:style-name="T13"> data no formato brasileiro</text:span> } </text:p>
      <text:p text:style-name="P10"><text:span text:style-name="T10">d</text:span>) L<text:span text:style-name="T11">4</text:span> = { w | w é um<text:span text:style-name="T14">a string</text:span> <text:span text:style-name="T16">no formato CPF</text:span>}</text:p>
      <text:p text:style-name="P10"/>
      <text:h text:style-name="P7" text:outline-level="1">2. Determine os seus respectivos autômatos de reconhecimento e codifique-os em forma de funções ou métodos;</text:h>
      <text:h text:style-name="Heading_20_1" text:outline-level="1"/>
      <text:h text:style-name="Heading_20_1" text:outline-level="1"/>
      <text:h text:style-name="Heading_20_1" text:outline-level="1">3. Construa um arquivo .txt contendo, mistamente, diversas sentenças de cada linguagem;</text:h>
      <text:h text:style-name="Heading_20_1" text:outline-level="1"/>
      <text:h text:style-name="Heading_20_1" text:outline-level="1"/>
      <text:h text:style-name="Heading_20_1" text:outline-level="1">4. Use o seu varredor de <text:span text:style-name="T9">lexemas</text:span> para separar as sentenças, e as funções para classificá-las de acordo com cada linguagem.</text:h>
      <text:h text:style-name="Heading_20_1" text:outline-level="1"/>
      <text:h text:style-name="Heading_20_1" text:outline-level="1"/>
      <text:h text:style-name="Heading_20_1" text:outline-level="1">5.Você deve armazenar cada <text:span text:style-name="T9">lexema</text:span> e sua respectiva classificação em uma estrutura de dados qualquer;</text:h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4T14:36:30.203501323</meta:creation-date>
    <meta:generator>LibreOffice/6.4.6.2$Linux_X86_64 LibreOffice_project/40$Build-2</meta:generator>
    <dc:date>2020-10-04T14:54:25.419859332</dc:date>
    <meta:editing-duration>PT16M52S</meta:editing-duration>
    <meta:editing-cycles>22</meta:editing-cycles>
    <meta:document-statistic meta:table-count="0" meta:image-count="0" meta:object-count="0" meta:page-count="3" meta:paragraph-count="15" meta:word-count="156" meta:character-count="858" meta:non-whitespace-character-count="714"/>
  </office:meta>
</office:document-meta>
</file>